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Hyperlink" style:family="text">
      <style:text-properties fo:color="#92D050" fo:font-size="18pt" style:font-size-asian="18pt"/>
    </style:style>
  </office:automatic-styles>
  <office:body>
    <office:text text:use-soft-page-breaks="true">
      <text:p text:style-name="P1"><text:a xlink:href="https://github.com/DDDN?tab=repositories" office:target-frame-name="_top" xlink:show="replace"><text:span text:style-name="T2">My Git Repos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Jaskiewicz, Lukasz</dc:creator>
    <meta:creation-date>2017-08-10T09:01:00Z</meta:creation-date>
    <dc:date>2017-08-10T09:11:00Z</dc:date>
    <meta:template xlink:href="Normal.dotm" xlink:type="simple"/>
    <meta:editing-cycles>4</meta:editing-cycles>
    <meta:editing-duration>PT0S</meta:editing-duration>
    <meta:document-statistic meta:page-count="1" meta:paragraph-count="1" meta:word-count="10" meta:character-count="69" meta:row-count="1" meta:non-whitespace-character-count="60"/>
  </office:meta>
</office:document-meta>
</file>